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06516" officeooo:paragraph-rsid="000065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1 //------------------------------------------------------------------------------</text:p>
      <text:p text:style-name="P1"><text:s text:c="2"/>2 `timescale 1ns/1ns</text:p>
      <text:p text:style-name="P1"><text:s text:c="2"/>3 //------------------------------------------------------------------------------</text:p>
      <text:p text:style-name="P1"><text:s text:c="2"/>4 module apb_decoder(pclk,</text:p>
      <text:p text:style-name="P1"><text:s text:c="2"/>5 <text:s text:c="19"/>presetn,</text:p>
      <text:p text:style-name="P1"><text:s text:c="2"/>6 <text:s text:c="19"/>paddr,</text:p>
      <text:p text:style-name="P1"><text:s text:c="2"/>7 <text:s text:c="19"/>psel0,</text:p>
      <text:p text:style-name="P1"><text:s text:c="2"/>8 <text:s text:c="19"/>psel1,</text:p>
      <text:p text:style-name="P1"><text:s text:c="2"/>9 <text:s text:c="19"/>psel2,</text:p>
      <text:p text:style-name="P1"><text:s/>10 <text:s text:c="19"/>psel3,</text:p>
      <text:p text:style-name="P1"><text:s/>11 <text:s text:c="19"/>psel4,</text:p>
      <text:p text:style-name="P1"><text:s/>12 <text:s text:c="19"/>psel5,</text:p>
      <text:p text:style-name="P1"><text:s/>13 <text:s text:c="19"/>psel6,</text:p>
      <text:p text:style-name="P1"><text:s/>14 <text:s text:c="19"/>psel7,</text:p>
      <text:p text:style-name="P1"><text:s/>15 <text:s text:c="19"/>pready0,</text:p>
      <text:p text:style-name="P1"><text:s/>16 <text:s text:c="19"/>pready1,</text:p>
      <text:p text:style-name="P1"><text:s/>17 <text:s text:c="19"/>pready2,</text:p>
      <text:p text:style-name="P1"><text:s/>18 <text:s text:c="19"/>pready3,</text:p>
      <text:p text:style-name="P1"><text:s/>19 <text:s text:c="19"/>pready4,</text:p>
      <text:p text:style-name="P1"><text:s/>20 <text:s text:c="19"/>pready5,</text:p>
      <text:p text:style-name="P1"><text:s/>21 <text:s text:c="19"/>pready6,</text:p>
      <text:p text:style-name="P1"><text:s/>22 <text:s text:c="19"/>pready7,</text:p>
      <text:p text:style-name="P1"><text:s/>23 <text:s text:c="19"/>penable,</text:p>
      <text:p text:style-name="P1"><text:s/>24 <text:s text:c="19"/>apb_slave_addr,</text:p>
      <text:p text:style-name="P1"><text:s/>25 <text:s text:c="19"/>pwrite);</text:p>
      <text:p text:style-name="P1"><text:s/>26 //------------------------------------------------------------------------------</text:p>
      <text:p text:style-name="P1"><text:s/>27 <text:s text:c="4"/>input pclk;</text:p>
      <text:p text:style-name="P1"><text:s/>28 <text:s text:c="4"/>input presetn;</text:p>
      <text:p text:style-name="P1"><text:s/>29 //------------------------------------------------------------------------------</text:p>
      <text:p text:style-name="P1"><text:s/>30 //pready declarations</text:p>
      <text:p text:style-name="P1"><text:s/>31 <text:s text:c="4"/>input pready0;</text:p>
      <text:p text:style-name="P1"><text:s/>32 <text:s text:c="4"/>input pready1;</text:p>
      <text:p text:style-name="P1"><text:s/>33 <text:s text:c="4"/>input pready2;</text:p>
      <text:p text:style-name="P1"><text:s/>34 <text:s text:c="4"/>input pready3;</text:p>
      <text:p text:style-name="P1"><text:s/>35 <text:s text:c="4"/>input pready4;</text:p>
      <text:p text:style-name="P1"><text:s/>36 <text:s text:c="4"/>input pready5;</text:p>
      <text:p text:style-name="P1"><text:s/>37 <text:s text:c="4"/>input pready6;</text:p>
      <text:p text:style-name="P1"><text:s/>38 <text:s text:c="4"/>input pready7;</text:p>
      <text:p text:style-name="P1"><text:s/>39 <text:s text:c="4"/>input pwrite;</text:p>
      <text:p text:style-name="P1"><text:s/>40 <text:s text:c="4"/>input [15:0] <text:s/>apb_slave_addr;</text:p>
      <text:p text:style-name="P1"><text:s/>41 <text:s text:c="4"/>output reg <text:s/>[15:0] paddr ;</text:p>
      <text:p text:style-name="P1"><text:s/>42 //------------------------------------------------------------------------------</text:p>
      <text:p text:style-name="P1"><text:s/>43 //psel declarations</text:p>
      <text:p text:style-name="P1"><text:s/>44 <text:s text:c="4"/>output reg psel0 = 0 ;</text:p>
      <text:p text:style-name="P1"><text:s/>45 <text:s text:c="4"/>output reg psel1 = 0 ;</text:p>
      <text:p text:style-name="P1"><text:s/>46 <text:s text:c="4"/>output reg psel2 = 0 ;</text:p>
      <text:p text:style-name="P1"><text:s/>47 <text:s text:c="4"/>output reg psel3 = 0 ;</text:p>
      <text:p text:style-name="P1"><text:s/>48 <text:s text:c="4"/>output reg psel4 = 0 ;</text:p>
      <text:p text:style-name="P1"><text:s/>49 <text:s text:c="4"/>output reg psel5 = 0 ;</text:p>
      <text:p text:style-name="P1"><text:s/>50 <text:s text:c="4"/>output reg psel6 = 0 ;</text:p>
      <text:p text:style-name="P1"><text:s/>51 <text:s text:c="4"/>output reg psel7 = 0 ;</text:p>
      <text:p text:style-name="P1"><text:s/>52 <text:s text:c="4"/>output reg penable = 0 ;</text:p>
      <text:p text:style-name="P1"><text:soft-page-break/><text:s/>53 //------------------------------------------------------------------------------</text:p>
      <text:p text:style-name="P1"><text:s/>54 //state value assigning</text:p>
      <text:p text:style-name="P1">55 //------------------------------------------------------------------------------</text:p>
      <text:p text:style-name="P1"><text:s/>56 parameter IDLE <text:s text:c="4"/>= 4'h0,</text:p>
      <text:p text:style-name="P1"><text:s/>57 <text:s text:c="10"/>SETUP <text:s text:c="3"/>= 4'h1,</text:p>
      <text:p text:style-name="P1"><text:s/>58 <text:s text:c="10"/>ACCESS_0 = 4'h2,</text:p>
      <text:p text:style-name="P1"><text:s/>59 <text:s text:c="10"/>ACCESS_1 = 4'h3,</text:p>
      <text:p text:style-name="P1"><text:s/>60 <text:s text:c="10"/>ACCESS_2 = 4'h4,</text:p>
      <text:p text:style-name="P1"><text:s/>61 <text:s text:c="10"/>ACCESS_3 = 4'h5,</text:p>
      <text:p text:style-name="P1"><text:s/>62 <text:s text:c="10"/>ACCESS_4 = 4'h6,</text:p>
      <text:p text:style-name="P1"><text:s/>63 <text:s text:c="10"/>ACCESS_5 = 4'h7,</text:p>
      <text:p text:style-name="P1"><text:s/>64 <text:s text:c="10"/>ACCESS_6 = 4'h8,</text:p>
      <text:p text:style-name="P1"><text:s/>65 <text:s text:c="10"/>ACCESS_7 = 4'h9;</text:p>
      <text:p text:style-name="P1"><text:s/>66 //-----------------------------------------------------------------------------</text:p>
      <text:p text:style-name="P1"><text:s/>67 //address range assignment for different slaves</text:p>
      <text:p text:style-name="P1"><text:s/>68 parameter <text:s/>BASE_ADDR = 16'h0000;</text:p>
      <text:p text:style-name="P1"><text:s/>69 //slave0 range</text:p>
      <text:p text:style-name="P1"><text:s/>70 parameter <text:s/>SLAVE0_ADDR_MIN = BASE_ADDR + 16'h00_00;</text:p>
      <text:p text:style-name="P1"><text:s/>71 parameter <text:s/>SLAVE0_ADDR_MAX = BASE_ADDR + 16'h00_FC;</text:p>
      <text:p text:style-name="P1"><text:s/>72 //slave1 range</text:p>
      <text:p text:style-name="P1"><text:s/>73 parameter <text:s/>SLAVE1_ADDR_MIN = BASE_ADDR + 16'h01_00;</text:p>
      <text:p text:style-name="P1"><text:s/>74 parameter <text:s/>SLAVE1_ADDR_MAX = BASE_ADDR + 16'h01_FC;</text:p>
      <text:p text:style-name="P1"><text:s/>75 //slave2 range</text:p>
      <text:p text:style-name="P1"><text:s/>76 parameter <text:s/>SLAVE2_ADDR_MIN = BASE_ADDR + 16'h02_00;</text:p>
      <text:p text:style-name="P1"><text:s/>77 parameter <text:s/>SLAVE2_ADDR_MAX = BASE_ADDR + 16'h02_FC;</text:p>
      <text:p text:style-name="P1"><text:s/>78 //slave3 range</text:p>
      <text:p text:style-name="P1"><text:s/>79 parameter <text:s/>SLAVE3_ADDR_MIN = BASE_ADDR + 16'h03_00;</text:p>
      <text:p text:style-name="P1"><text:s/>80 parameter <text:s/>SLAVE3_ADDR_MAX = BASE_ADDR + 16'h03_FC;</text:p>
      <text:p text:style-name="P1"><text:s/>81 //slave4 range</text:p>
      <text:p text:style-name="P1"><text:s/>82 parameter <text:s/>SLAVE4_ADDR_MIN = BASE_ADDR + 16'h04_00;</text:p>
      <text:p text:style-name="P1"><text:s/>83 parameter <text:s/>SLAVE4_ADDR_MAX = BASE_ADDR + 16'h04_FC;</text:p>
      <text:p text:style-name="P1"><text:s/>84 //slave5 range</text:p>
      <text:p text:style-name="P1"><text:s/>85 parameter <text:s/>SLAVE5_ADDR_MIN = BASE_ADDR + 16'h05_00;</text:p>
      <text:p text:style-name="P1"><text:s/>86 parameter <text:s/>SLAVE5_ADDR_MAX = BASE_ADDR + 16'h05_FC;</text:p>
      <text:p text:style-name="P1"><text:s/>87 //slave6 range</text:p>
      <text:p text:style-name="P1"><text:s/>88 parameter <text:s/>SLAVE6_ADDR_MIN = BASE_ADDR + 16'h06_00;</text:p>
      <text:p text:style-name="P1"><text:s/>89 parameter <text:s/>SLAVE6_ADDR_MAX = BASE_ADDR + 16'h06_FC;</text:p>
      <text:p text:style-name="P1"><text:s/>90 //slave7 range</text:p>
      <text:p text:style-name="P1"><text:s/>91 parameter <text:s/>SLAVE7_ADDR_MIN = BASE_ADDR + 16'h07_00;</text:p>
      <text:p text:style-name="P1"><text:s/>92 parameter <text:s/>SLAVE7_ADDR_MAX = BASE_ADDR + 16'h07_FC;</text:p>
      <text:p text:style-name="P1"><text:s/>93 //------------------------------------------------------------------------------</text:p>
      <text:p text:style-name="P1"><text:s/>94 // Reg declarations</text:p>
      <text:p text:style-name="P1"><text:s/>95 reg [3:0] state, nxt_state;</text:p>
      <text:p text:style-name="P1"><text:s/>96 //------------------------------------------------------------------------------</text:p>
      <text:p text:style-name="P1"><text:s/>97 //------------------------------------------------------------------------------</text:p>
      <text:p text:style-name="P1"><text:s/>98 //state shifting logic</text:p>
      <text:p text:style-name="P1"><text:s/>99 always@(posedge pclk or negedge presetn)</text:p>
      <text:p text:style-name="P1">100 <text:s text:c="3"/>begin</text:p>
      <text:p text:style-name="P1">101 <text:s text:c="6"/>if(~presetn)</text:p>
      <text:p text:style-name="P1">102 <text:s text:c="9"/>state &lt;= IDLE;</text:p>
      <text:p text:style-name="P1">103 <text:s text:c="6"/>else</text:p>
      <text:p text:style-name="P1">104 <text:s text:c="9"/>state &lt;= nxt_state;</text:p>
      <text:p text:style-name="P1"><text:soft-page-break/>105 <text:s text:c="3"/>end</text:p>
      <text:p text:style-name="P1">106 //------------------------------------------------------------------------------</text:p>
      <text:p text:style-name="P1">107 //state machine</text:p>
      <text:p text:style-name="P1">108 //-----------------------IDLE--------------------------------------------------</text:p>
      <text:p text:style-name="P1">109 always@(*)</text:p>
      <text:p text:style-name="P1">110 <text:s text:c="2"/>begin</text:p>
      <text:p text:style-name="P1">111 <text:s text:c="4"/>case(state)</text:p>
      <text:p text:style-name="P1">112 <text:s text:c="6"/>IDLE : begin</text:p>
      <text:p text:style-name="P1">113 <text:s text:c="10"/>if(apb_slave_addr &gt;= SLAVE0_ADDR_MIN &amp;&amp;</text:p>
      <text:p text:style-name="P1">114 <text:s text:c="13"/>apb_slave_addr &lt;= SLAVE7_ADDR_MAX) begin //if address is true</text:p>
      <text:p text:style-name="P1">115 <text:s text:c="12"/>psel0 = 0;</text:p>
      <text:p text:style-name="P1">116 <text:s text:c="12"/>psel1 = 0;</text:p>
      <text:p text:style-name="P1">117 <text:s text:c="12"/>psel2 = 0;</text:p>
      <text:p text:style-name="P1">118 <text:s text:c="12"/>psel3 = 0;</text:p>
      <text:p text:style-name="P1">119 <text:s text:c="12"/>psel4 = 0;</text:p>
      <text:p text:style-name="P1">120 <text:s text:c="12"/>psel5 = 0;</text:p>
      <text:p text:style-name="P1">121 <text:s text:c="12"/>psel6 = 0;</text:p>
      <text:p text:style-name="P1">122 <text:s text:c="12"/>psel7 = 0;</text:p>
      <text:p text:style-name="P1">123 <text:s text:c="12"/>penable = 0;</text:p>
      <text:p text:style-name="P1">124 <text:s text:c="12"/>nxt_state = SETUP;end</text:p>
      <text:p text:style-name="P1">125 <text:s text:c="10"/>else</text:p>
      <text:p text:style-name="P1">126 <text:s text:c="12"/>nxt_state = IDLE;</text:p>
      <text:p text:style-name="P1">127 <text:s text:c="12"/>end</text:p>
      <text:p text:style-name="P1">128 //------------------------SETUP------------------------------------------------</text:p>
      <text:p text:style-name="P1">129 <text:s text:c="6"/>SETUP : begin</text:p>
      <text:p text:style-name="P1">130 <text:s text:c="11"/>// Slave 0 Decoding</text:p>
      <text:p text:style-name="P1">131 <text:s text:c="11"/>if(apb_slave_addr <text:s/>&gt;= SLAVE0_ADDR_MIN &amp;&amp; apb_slave_addr &lt;= SLAVE0_ADDR_MAX)begin</text:p>
      <text:p text:style-name="P1">132 <text:s text:c="15"/>psel0 = 1;</text:p>
      <text:p text:style-name="P1">133 <text:s text:c="15"/>penable = 0;</text:p>
      <text:p text:style-name="P1">134 <text:s text:c="15"/>nxt_state = ACCESS_0;</text:p>
      <text:p text:style-name="P1">135 <text:s text:c="17"/>paddr = <text:s/>apb_slave_addr;</text:p>
      <text:p text:style-name="P1">136 <text:s text:c="19"/>end</text:p>
      <text:p text:style-name="P1">137 <text:s text:c="12"/>//slave1 decoding</text:p>
      <text:p text:style-name="P1">138 <text:s text:c="12"/>else if(apb_slave_addr <text:s/>&gt;= SLAVE1_ADDR_MIN &amp;&amp; apb_slave_addr &lt;= SLAVE1_ADDR_MAX)begin</text:p>
      <text:p text:style-name="P1">139 <text:s text:c="15"/>psel1= 1;</text:p>
      <text:p text:style-name="P1">140 <text:s text:c="15"/>penable = 0;</text:p>
      <text:p text:style-name="P1">141 <text:s text:c="15"/>nxt_state = ACCESS_1;</text:p>
      <text:p text:style-name="P1">142 <text:s text:c="17"/>paddr = <text:s/>apb_slave_addr;</text:p>
      <text:p text:style-name="P1">143 <text:s text:c="19"/>end</text:p>
      <text:p text:style-name="P1">144 <text:s text:c="12"/>//slave2 decoding</text:p>
      <text:p text:style-name="P1">145 <text:s text:c="11"/>else if(apb_slave_addr <text:s/>&gt;= SLAVE2_ADDR_MIN &amp;&amp; apb_slave_addr &lt;= SLAVE2_ADDR_MAX)begin</text:p>
      <text:p text:style-name="P1">146 <text:s text:c="15"/>psel2= 1;</text:p>
      <text:p text:style-name="P1">147 <text:s text:c="15"/>penable = 0;</text:p>
      <text:p text:style-name="P1">148 <text:s text:c="15"/>nxt_state = ACCESS_2;</text:p>
      <text:p text:style-name="P1">149 <text:s text:c="17"/>paddr = <text:s/>apb_slave_addr;</text:p>
      <text:p text:style-name="P1">150 <text:s text:c="18"/>end</text:p>
      <text:p text:style-name="P1">151 <text:s text:c="12"/>//slave3 decoding</text:p>
      <text:p text:style-name="P1">152 <text:s text:c="12"/>else if(apb_slave_addr &gt;= SLAVE3_ADDR_MIN &amp;&amp; apb_slave_addr &lt;= SLAVE3_ADDR_MAX)begin</text:p>
      <text:p text:style-name="P1"><text:soft-page-break/>153 <text:s text:c="15"/>psel3= 1;</text:p>
      <text:p text:style-name="P1">154 <text:s text:c="15"/>penable = 0;</text:p>
      <text:p text:style-name="P1">155 <text:s text:c="15"/>nxt_state = ACCESS_3;</text:p>
      <text:p text:style-name="P1">156 <text:s text:c="17"/>paddr = <text:s/>apb_slave_addr;</text:p>
      <text:p text:style-name="P1">157 <text:s text:c="16"/>end</text:p>
      <text:p text:style-name="P1">158 <text:s text:c="13"/>//slave4 decoding</text:p>
      <text:p text:style-name="P1">159 <text:s text:c="13"/>else if(apb_slave_addr &gt;= SLAVE4_ADDR_MIN &amp;&amp; apb_slave_addr &lt;= SLAVE4_ADDR_MAX)begin</text:p>
      <text:p text:style-name="P1">160 <text:s text:c="15"/>psel4= 1;</text:p>
      <text:p text:style-name="P1">161 <text:s text:c="15"/>penable = 0;</text:p>
      <text:p text:style-name="P1">162 <text:s text:c="15"/>nxt_state = ACCESS_4;</text:p>
      <text:p text:style-name="P1">163 <text:s text:c="17"/>paddr = <text:s/>apb_slave_addr;</text:p>
      <text:p text:style-name="P1">164 <text:s text:c="16"/>end</text:p>
      <text:p text:style-name="P1">165 <text:s text:c="13"/>//slave5 decoding</text:p>
      <text:p text:style-name="P1">166 <text:s text:c="13"/>else if (apb_slave_addr &gt;= SLAVE5_ADDR_MIN &amp;&amp; apb_slave_addr &lt;= SLAVE5_ADDR_MAX)begin</text:p>
      <text:p text:style-name="P1">167 <text:s text:c="15"/>psel5= 1;</text:p>
      <text:p text:style-name="P1">168 <text:s text:c="15"/>penable = 0;</text:p>
      <text:p text:style-name="P1">169 <text:s text:c="15"/>nxt_state = ACCESS_5;</text:p>
      <text:p text:style-name="P1">170 <text:s text:c="17"/>paddr = <text:s/>apb_slave_addr;</text:p>
      <text:p text:style-name="P1">171 <text:s text:c="16"/>end</text:p>
      <text:p text:style-name="P1">172 <text:s text:c="13"/>//slave6 decoding</text:p>
      <text:p text:style-name="P1">173 <text:s text:c="13"/>else if (apb_slave_addr &gt;= SLAVE6_ADDR_MIN &amp;&amp; apb_slave_addr &lt;= SLAVE6_ADDR_MAX)begin</text:p>
      <text:p text:style-name="P1">174 <text:s text:c="15"/>psel6= 1;</text:p>
      <text:p text:style-name="P1">175 <text:s text:c="15"/>penable = 0;</text:p>
      <text:p text:style-name="P1">176 <text:s text:c="15"/>nxt_state = ACCESS_6;</text:p>
      <text:p text:style-name="P1">177 <text:s text:c="17"/>paddr = <text:s/>apb_slave_addr;</text:p>
      <text:p text:style-name="P1">178 <text:s text:c="16"/>end</text:p>
      <text:p text:style-name="P1">179 <text:s text:c="13"/>//slave7 decoding</text:p>
      <text:p text:style-name="P1">180 <text:s text:c="13"/>else if (apb_slave_addr <text:s/>&gt;= SLAVE7_ADDR_MIN &amp;&amp; apb_slave_addr &lt;= SLAVE7_ADDR_MAX)begin</text:p>
      <text:p text:style-name="P1">181 <text:s text:c="15"/>psel7= 1;</text:p>
      <text:p text:style-name="P1">182 <text:s text:c="15"/>penable = 0;</text:p>
      <text:p text:style-name="P1">183 <text:s text:c="15"/>nxt_state = ACCESS_7;</text:p>
      <text:p text:style-name="P1">184 <text:s text:c="17"/>paddr = <text:s/>apb_slave_addr;</text:p>
      <text:p text:style-name="P1">185 <text:s text:c="17"/>end</text:p>
      <text:p text:style-name="P1">186 <text:s text:c="11"/>else</text:p>
      <text:p text:style-name="P1">187 <text:s text:c="14"/>nxt_state = SETUP;</text:p>
      <text:p text:style-name="P1">188 <text:s text:c="13"/>end</text:p>
      <text:p text:style-name="P1">189 //-------------------------ACCESS-----------------------------------------------</text:p>
      <text:p text:style-name="P1">190 <text:s text:c="6"/>//SLAVE0 ACCESS</text:p>
      <text:p text:style-name="P1">191 <text:s text:c="6"/>ACCESS_0 : begin</text:p>
      <text:p text:style-name="P1">192 <text:s text:c="15"/>psel0 = 1;</text:p>
      <text:p text:style-name="P1">193 <text:s text:c="15"/>penable = 1;</text:p>
      <text:p text:style-name="P1">194 <text:s text:c="15"/>if(pready0 == 1) begin</text:p>
      <text:p text:style-name="P1">195 <text:s text:c="17"/>/* if(pwrite)begin</text:p>
      <text:p text:style-name="P1">196 <text:s text:c="19"/>paddr = apb_slave_addr;end*/</text:p>
      <text:p text:style-name="P1">197 <text:s text:c="18"/>nxt_state = IDLE;end</text:p>
      <text:p text:style-name="P1">198 <text:s text:c="15"/>else</text:p>
      <text:p text:style-name="P1">199 <text:s text:c="18"/>nxt_state = ACCESS_0;</text:p>
      <text:p text:style-name="P1">200 <text:s text:c="15"/>end</text:p>
      <text:p text:style-name="P1"><text:soft-page-break/>201 <text:s text:c="6"/>//------------------------------------------------------------------------------</text:p>
      <text:p text:style-name="P1">202 <text:s text:c="6"/>//SLAVE1 ACCESS</text:p>
      <text:p text:style-name="P1">203 <text:s text:c="6"/>ACCESS_1 : begin</text:p>
      <text:p text:style-name="P1">204 <text:s text:c="15"/>psel1 = 1;</text:p>
      <text:p text:style-name="P1">205 <text:s text:c="15"/>penable = 1;</text:p>
      <text:p text:style-name="P1">206 <text:s text:c="15"/>if(pready1 == 1) begin</text:p>
      <text:p text:style-name="P1">207 <text:s text:c="17"/>/* if(pwrite)begin</text:p>
      <text:p text:style-name="P1">208 <text:s text:c="19"/>paddr = apb_slave_addr;end*/</text:p>
      <text:p text:style-name="P1">209 <text:s text:c="18"/>nxt_state = IDLE;end</text:p>
      <text:p text:style-name="P1">210 <text:s text:c="15"/>else</text:p>
      <text:p text:style-name="P1">211 <text:s text:c="18"/>nxt_state = ACCESS_1;</text:p>
      <text:p text:style-name="P1">212 <text:s text:c="15"/>end</text:p>
      <text:p text:style-name="P1">213 <text:s text:c="6"/>//------------------------------------------------------------------------------</text:p>
      <text:p text:style-name="P1">214 <text:s text:c="6"/>//SLAVE2 ACCESS</text:p>
      <text:p text:style-name="P1">215 <text:s text:c="6"/>ACCESS_2 : begin</text:p>
      <text:p text:style-name="P1">216 <text:s text:c="15"/>psel2 = 1;</text:p>
      <text:p text:style-name="P1">217 <text:s text:c="15"/>penable = 1;</text:p>
      <text:p text:style-name="P1">218 <text:s text:c="15"/>if(pready2 == 1) begin</text:p>
      <text:p text:style-name="P1">219 <text:s text:c="17"/>/* if(pwrite)begin</text:p>
      <text:p text:style-name="P1">220 <text:s text:c="19"/>paddr = apb_slave_addr;end*/</text:p>
      <text:p text:style-name="P1">221 <text:s text:c="18"/>nxt_state = IDLE;end</text:p>
      <text:p text:style-name="P1">222 <text:s text:c="15"/>else</text:p>
      <text:p text:style-name="P1">223 <text:s text:c="18"/>nxt_state = ACCESS_2;</text:p>
      <text:p text:style-name="P1">224 <text:s text:c="15"/>end</text:p>
      <text:p text:style-name="P1">225 <text:s text:c="6"/>//------------------------------------------------------------------------------</text:p>
      <text:p text:style-name="P1">226 <text:s text:c="6"/>//SLAVE3 ACCESS</text:p>
      <text:p text:style-name="P1">227 <text:s text:c="6"/>ACCESS_3 : begin</text:p>
      <text:p text:style-name="P1">228 <text:s text:c="15"/>psel3 = 1;</text:p>
      <text:p text:style-name="P1">229 <text:s text:c="15"/>penable = 1;</text:p>
      <text:p text:style-name="P1">230 <text:s text:c="15"/>if(pready3 == 1) begin</text:p>
      <text:p text:style-name="P1">231 <text:s text:c="17"/>/* if(pwrite)begin</text:p>
      <text:p text:style-name="P1">232 <text:s text:c="19"/>paddr = apb_slave_addr;end*/</text:p>
      <text:p text:style-name="P1">233 <text:s text:c="18"/>nxt_state = IDLE;end</text:p>
      <text:p text:style-name="P1">234 <text:s text:c="15"/>else</text:p>
      <text:p text:style-name="P1">235 <text:s text:c="18"/>nxt_state = ACCESS_3;</text:p>
      <text:p text:style-name="P1">236 <text:s text:c="15"/>end</text:p>
      <text:p text:style-name="P1">237 <text:s text:c="6"/>//-----------------------------------------------------------------------------</text:p>
      <text:p text:style-name="P1">238 <text:s text:c="6"/>//SLAVE4 ACCESS</text:p>
      <text:p text:style-name="P1">239 <text:s text:c="6"/>ACCESS_4 : begin</text:p>
      <text:p text:style-name="P1">240 <text:s text:c="15"/>psel4 = 1;</text:p>
      <text:p text:style-name="P1">241 <text:s text:c="15"/>penable = 1;</text:p>
      <text:p text:style-name="P1">242 <text:s text:c="15"/>if(pready4 == 1) begin</text:p>
      <text:p text:style-name="P1">243 <text:s text:c="17"/>/* if(pwrite)begin</text:p>
      <text:p text:style-name="P1">244 <text:s text:c="19"/>paddr = apb_slave_addr;end*/</text:p>
      <text:p text:style-name="P1">245 <text:s text:c="18"/>nxt_state = IDLE;end</text:p>
      <text:p text:style-name="P1">246 <text:s text:c="15"/>else</text:p>
      <text:p text:style-name="P1">247 <text:s text:c="18"/>nxt_state = ACCESS_4;</text:p>
      <text:p text:style-name="P1">248 <text:s text:c="15"/>end</text:p>
      <text:p text:style-name="P1">249 <text:s text:c="6"/>//------------------------------------------------------------------------------</text:p>
      <text:p text:style-name="P1">250 <text:s text:c="6"/>//SLAVE5 ACCESS</text:p>
      <text:p text:style-name="P1">251 <text:s text:c="6"/>ACCESS_5 : begin</text:p>
      <text:p text:style-name="P1">252 <text:s text:c="15"/>psel5 = 1;</text:p>
      <text:p text:style-name="P1"><text:soft-page-break/>253 <text:s text:c="15"/>penable = 1;</text:p>
      <text:p text:style-name="P1">254 <text:s text:c="15"/>if(pready5 == 1) begin</text:p>
      <text:p text:style-name="P1">255 <text:s text:c="17"/>/* if(pwrite)begin</text:p>
      <text:p text:style-name="P1">256 <text:s text:c="19"/>paddr = apb_slave_addr;end*/</text:p>
      <text:p text:style-name="P1">257 <text:s text:c="18"/>nxt_state = IDLE;end</text:p>
      <text:p text:style-name="P1">258 <text:s text:c="15"/>else</text:p>
      <text:p text:style-name="P1">259 <text:s text:c="18"/>nxt_state = ACCESS_5;</text:p>
      <text:p text:style-name="P1">260 <text:s text:c="15"/>end</text:p>
      <text:p text:style-name="P1">261 <text:s text:c="6"/>//------------------------------------------------------------------------------</text:p>
      <text:p text:style-name="P1">262 <text:s text:c="6"/>//SLAVE6 ACCESS</text:p>
      <text:p text:style-name="P1">263 <text:s text:c="6"/>ACCESS_6 : begin</text:p>
      <text:p text:style-name="P1">264 <text:s text:c="15"/>psel6 = 1;</text:p>
      <text:p text:style-name="P1">265 <text:s text:c="15"/>penable = 1;</text:p>
      <text:p text:style-name="P1">266 <text:s text:c="15"/>if(pready6 == 1) begin</text:p>
      <text:p text:style-name="P1">267 <text:s text:c="17"/>/* if(pwrite)begin</text:p>
      <text:p text:style-name="P1">268 <text:s text:c="19"/>paddr = apb_slave_addr;end*/</text:p>
      <text:p text:style-name="P1">269 <text:s text:c="18"/>nxt_state = IDLE;end</text:p>
      <text:p text:style-name="P1">270 <text:s text:c="15"/>else</text:p>
      <text:p text:style-name="P1">271 <text:s text:c="18"/>nxt_state = ACCESS_6;</text:p>
      <text:p text:style-name="P1">272 <text:s text:c="15"/>end</text:p>
      <text:p text:style-name="P1">273 <text:s text:c="6"/>//------------------------------------------------------------------------------</text:p>
      <text:p text:style-name="P1">274 <text:s text:c="6"/>//SLAVE7 ACCESS</text:p>
      <text:p text:style-name="P1">275 <text:s text:c="6"/>ACCESS_7 : begin</text:p>
      <text:p text:style-name="P1">276 <text:s text:c="15"/>psel7 = 1;</text:p>
      <text:p text:style-name="P1">277 <text:s text:c="15"/>penable = 1;</text:p>
      <text:p text:style-name="P1">278 <text:s text:c="15"/>if(pready7 == 1) begin</text:p>
      <text:p text:style-name="P1">279 <text:s text:c="17"/>/* if(pwrite)begin</text:p>
      <text:p text:style-name="P1">280 <text:s text:c="19"/>paddr = apb_slave_addr;end*/</text:p>
      <text:p text:style-name="P1">281 <text:s text:c="18"/>nxt_state = IDLE;end</text:p>
      <text:p text:style-name="P1">282 <text:s text:c="15"/>else</text:p>
      <text:p text:style-name="P1">283 <text:s text:c="18"/>nxt_state = ACCESS_7;</text:p>
      <text:p text:style-name="P1">284 <text:s text:c="15"/>end</text:p>
      <text:p text:style-name="P1">285 //------------------------------------------------------------------------------</text:p>
      <text:p text:style-name="P1">286 //DEFAULT STATE</text:p>
      <text:p text:style-name="P1">287 <text:s text:c="6"/>default : <text:s/>nxt_state = IDLE;</text:p>
      <text:p text:style-name="P1">288 <text:s text:c="5"/>endcase</text:p>
      <text:p text:style-name="P1">289 <text:s text:c="2"/>end</text:p>
      <text:p text:style-name="P1">290 //-----------------------------------------------------------------------------</text:p>
      <text:p text:style-name="P1">291 endmodule</text:p>
      <text:p text:style-name="P1">2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8:51:59.598475544</meta:creation-date>
    <dc:date>2022-12-13T18:57:50.992689636</dc:date>
    <meta:editing-duration>PT5M52S</meta:editing-duration>
    <meta:editing-cycles>1</meta:editing-cycles>
    <meta:document-statistic meta:table-count="0" meta:image-count="0" meta:object-count="0" meta:page-count="6" meta:paragraph-count="292" meta:word-count="1091" meta:character-count="11199" meta:non-whitespace-character-count="7255"/>
    <meta:generator>LibreOffice/5.3.6.1$Linux_X86_64 LibreOffice_project/30$Build-1</meta:generator>
  </office:meta>
</office:document-meta>
</file>